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extHelper.Contex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Helper.getObjectModel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Helper.getRespons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Helper.getRequest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